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6pt" officeooo:rsid="000dcddf" officeooo:paragraph-rsid="000dcddf" style:font-size-asian="22.75pt" style:font-size-complex="26pt"/>
    </style:style>
    <style:style style:name="P2" style:family="paragraph" style:parent-style-name="Standard">
      <style:text-properties style:font-name="Calibri" fo:font-size="16pt" style:text-underline-style="solid" style:text-underline-width="auto" style:text-underline-color="font-color" officeooo:rsid="000dcddf" officeooo:paragraph-rsid="000dcdd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solid" style:text-underline-width="auto" style:text-underline-color="font-color" officeooo:rsid="000eb3b7" officeooo:paragraph-rsid="000eb3b7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solid" style:text-underline-width="auto" style:text-underline-color="font-color" officeooo:rsid="00108558" officeooo:paragraph-rsid="00108558" style:font-size-asian="16pt" style:font-size-complex="16pt"/>
    </style:style>
    <style:style style:name="P5" style:family="paragraph" style:parent-style-name="Standard">
      <style:text-properties style:font-name="Calibri" fo:font-size="16pt" style:text-underline-style="solid" style:text-underline-width="auto" style:text-underline-color="font-color" officeooo:rsid="0011f8c1" officeooo:paragraph-rsid="0011f8c1" style:font-size-asian="16pt" style:font-size-complex="16pt"/>
    </style:style>
    <style:style style:name="P6" style:family="paragraph" style:parent-style-name="Standard">
      <style:text-properties style:font-name="Calibri" fo:font-size="16pt" style:text-underline-style="solid" style:text-underline-width="auto" style:text-underline-color="font-color" officeooo:rsid="00108558" officeooo:paragraph-rsid="00108558" style:font-size-asian="14pt" style:font-size-complex="16pt"/>
    </style:style>
    <style:style style:name="P7" style:family="paragraph" style:parent-style-name="Standard">
      <style:text-properties style:font-name="Calibri" fo:font-size="14pt" style:text-underline-style="none" officeooo:rsid="000eb3b7" officeooo:paragraph-rsid="000eb3b7" style:font-size-asian="12.25pt" style:font-size-complex="14pt"/>
    </style:style>
    <style:style style:name="P8" style:family="paragraph" style:parent-style-name="Standard">
      <style:text-properties style:font-name="Calibri" fo:font-size="14pt" style:text-underline-style="none" officeooo:rsid="00108558" officeooo:paragraph-rsid="00108558" style:font-size-asian="12.25pt" style:font-size-complex="14pt"/>
    </style:style>
    <style:style style:name="P9" style:family="paragraph" style:parent-style-name="Standard">
      <style:text-properties style:font-name="Calibri" fo:font-size="14pt" style:text-underline-style="none" officeooo:rsid="0011f8c1" officeooo:paragraph-rsid="0011f8c1" style:font-size-asian="12.25pt" style:font-size-complex="14pt"/>
    </style:style>
    <style:style style:name="P10" style:family="paragraph" style:parent-style-name="Standard" style:list-style-name="L1">
      <style:text-properties style:font-name="Calibri" fo:font-size="14pt" style:text-underline-style="none" officeooo:rsid="000dcddf" officeooo:paragraph-rsid="000dcddf" style:font-size-asian="12.25pt" style:font-size-complex="14pt"/>
    </style:style>
    <style:style style:name="P11" style:family="paragraph" style:parent-style-name="Standard" style:list-style-name="L1">
      <style:text-properties style:font-name="Calibri" fo:font-size="14pt" style:text-underline-style="none" officeooo:rsid="000eb3b7" officeooo:paragraph-rsid="000eb3b7" style:font-size-asian="12.25pt" style:font-size-complex="14pt"/>
    </style:style>
    <style:style style:name="P12" style:family="paragraph" style:parent-style-name="Standard" style:list-style-name="L2">
      <style:text-properties style:font-name="Calibri" fo:font-size="14pt" style:text-underline-style="none" officeooo:rsid="000eb3b7" officeooo:paragraph-rsid="000eb3b7" style:font-size-asian="12.25pt" style:font-size-complex="14pt"/>
    </style:style>
    <style:style style:name="P13" style:family="paragraph" style:parent-style-name="Standard" style:list-style-name="L2">
      <style:text-properties style:font-name="Calibri" fo:font-size="14pt" style:text-underline-style="none" officeooo:rsid="00108558" officeooo:paragraph-rsid="00108558" style:font-size-asian="12.25pt" style:font-size-complex="14pt"/>
    </style:style>
    <style:style style:name="P14" style:family="paragraph" style:parent-style-name="Standard" style:list-style-name="L3">
      <style:text-properties style:font-name="Calibri" fo:font-size="14pt" style:text-underline-style="none" officeooo:rsid="00108558" officeooo:paragraph-rsid="00108558" style:font-size-asian="12.25pt" style:font-size-complex="14pt"/>
    </style:style>
    <style:style style:name="P15" style:family="paragraph" style:parent-style-name="Standard" style:list-style-name="L2">
      <style:text-properties style:font-name="Calibri" fo:font-size="14pt" style:text-underline-style="none" officeooo:rsid="0011f8c1" officeooo:paragraph-rsid="0011f8c1" style:font-size-asian="12.25pt" style:font-size-complex="14pt"/>
    </style:style>
    <style:style style:name="P16" style:family="paragraph" style:parent-style-name="Standard" style:list-style-name="L3">
      <style:text-properties style:font-name="Calibri" fo:font-size="14pt" style:text-underline-style="none" officeooo:rsid="0011f8c1" officeooo:paragraph-rsid="0011f8c1" style:font-size-asian="12.25pt" style:font-size-complex="14pt"/>
    </style:style>
    <style:style style:name="P17" style:family="paragraph" style:parent-style-name="Standard" style:list-style-name="L4">
      <style:text-properties style:font-name="Calibri" fo:font-size="14pt" style:text-underline-style="none" officeooo:rsid="0011f8c1" officeooo:paragraph-rsid="0011f8c1" style:font-size-asian="12.25pt" style:font-size-complex="14pt"/>
    </style:style>
    <style:style style:name="P18" style:family="paragraph" style:parent-style-name="Standard" style:list-style-name="L8">
      <style:text-properties style:font-name="Calibri" fo:font-size="14pt" style:text-underline-style="none" officeooo:rsid="00169d2a" officeooo:paragraph-rsid="00169d2a" style:font-size-asian="12.25pt" style:font-size-complex="14pt"/>
    </style:style>
    <style:style style:name="P19" style:family="paragraph" style:parent-style-name="Standard" style:list-style-name="L5">
      <style:text-properties style:font-name="Calibri" fo:font-size="16pt" style:text-underline-style="none" officeooo:rsid="00137470" officeooo:paragraph-rsid="00137470" style:font-size-asian="16pt" style:font-size-complex="16pt"/>
    </style:style>
    <style:style style:name="P20" style:family="paragraph" style:parent-style-name="Standard" style:list-style-name="L5">
      <style:text-properties style:font-name="Calibri" fo:font-size="16pt" style:text-underline-style="none" officeooo:rsid="00137ab9" officeooo:paragraph-rsid="00137ab9" style:font-size-asian="16pt" style:font-size-complex="16pt"/>
    </style:style>
    <style:style style:name="P21" style:family="paragraph" style:parent-style-name="Standard" style:list-style-name="L6">
      <style:text-properties style:font-name="Calibri" fo:font-size="16pt" style:text-underline-style="none" officeooo:rsid="00137ab9" officeooo:paragraph-rsid="00137ab9" style:font-size-asian="16pt" style:font-size-complex="16pt"/>
    </style:style>
    <style:style style:name="P22" style:family="paragraph" style:parent-style-name="Standard" style:list-style-name="L6">
      <style:text-properties style:font-name="Calibri" fo:font-size="16pt" style:text-underline-style="none" officeooo:rsid="0014eb14" officeooo:paragraph-rsid="0014eb14" style:font-size-asian="16pt" style:font-size-complex="16pt"/>
    </style:style>
    <style:style style:name="P23" style:family="paragraph" style:parent-style-name="Standard" style:list-style-name="L7">
      <style:text-properties style:font-name="Calibri" fo:font-size="16pt" style:text-underline-style="none" officeooo:rsid="0014eb14" officeooo:paragraph-rsid="0014eb14" style:font-size-asian="16pt" style:font-size-complex="16pt"/>
    </style:style>
    <style:style style:name="P24" style:family="paragraph" style:parent-style-name="Standard">
      <style:text-properties style:font-name="Calibri" fo:font-size="16pt" style:text-underline-style="solid" style:text-underline-width="auto" style:text-underline-color="font-color" officeooo:rsid="0011f8c1" officeooo:paragraph-rsid="00137ab9" style:font-size-asian="16pt" style:font-size-complex="16pt"/>
    </style:style>
    <style:style style:name="P25" style:family="paragraph" style:parent-style-name="Standard">
      <style:text-properties style:font-name="Calibri" fo:font-size="16pt" style:text-underline-style="solid" style:text-underline-width="auto" style:text-underline-color="font-color" officeooo:rsid="00169d2a" officeooo:paragraph-rsid="00169d2a" style:font-size-asian="16pt" style:font-size-complex="16pt"/>
    </style:style>
    <style:style style:name="P26" style:family="paragraph" style:parent-style-name="Standard" style:list-style-name="L6">
      <style:text-properties style:text-underline-style="none" officeooo:rsid="00137ab9" officeooo:paragraph-rsid="00137ab9"/>
    </style:style>
    <style:style style:name="P27" style:family="paragraph" style:parent-style-name="Standard" style:list-style-name="L7">
      <style:text-properties style:text-underline-style="none" officeooo:rsid="0014eb14" officeooo:paragraph-rsid="0014eb14"/>
    </style:style>
    <style:style style:name="T1" style:family="text">
      <style:text-properties officeooo:rsid="00137ab9"/>
    </style:style>
    <style:style style:name="T2" style:family="text">
      <style:text-properties style:font-name="Calibri" fo:font-size="16pt" style:font-size-asian="16pt" style:font-size-complex="16pt"/>
    </style:style>
    <style:style style:name="T3" style:family="text">
      <style:text-properties style:font-name="Calibri" fo:font-size="16pt" officeooo:rsid="0011f8c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ichpunktzettel :</text:p>
      <text:p text:style-name="P1"/>
      <text:p text:style-name="P2">1. Einleitung</text:p>
      <text:list xml:id="list4732057148658896545" text:style-name="L1">
        <text:list-item>
          <text:p text:style-name="P10">Eine der essentiellen Errungenschaften der Neuzeit</text:p>
        </text:list-item>
        <text:list-item>
          <text:p text:style-name="P11">Ohne ist eine digitale Existenz nicht möglich (Banken , Shops , Bitcoin)</text:p>
        </text:list-item>
        <text:list-item>
          <text:p text:style-name="P11">erster überlieferter Algorithmus stammt aus Ägypten vor circa 1900 v. Chr.</text:p>
        </text:list-item>
        <text:list-item>
          <text:p text:style-name="P11">Klartext → Hieroglyphen</text:p>
        </text:list-item>
        <text:list-item>
          <text:p text:style-name="P11">Wichtiger Schritt war die Enigma im dritten Reich , erfunden durch den deutschen Arthur Scherbius , geknackt durch Engländer Alan Turing</text:p>
        </text:list-item>
        <text:list-item>
          <text:p text:style-name="P11">Einteilung in Schlüsselerzeugung , Verschlüsseln, Entschlüsseln</text:p>
        </text:list-item>
      </text:list>
      <text:p text:style-name="P7"/>
      <text:p text:style-name="P3">2. Arten der Verschlüsselung</text:p>
      <text:p text:style-name="P4">2.1 Symmetrische Verschl.</text:p>
      <text:list xml:id="list6007055920699215007" text:style-name="L2">
        <text:list-item>
          <text:p text:style-name="P12">Beide Teilnehmer haben selben Schlüssel, oder die Schlüssel lassen sich leicht untereinander berechnen</text:p>
        </text:list-item>
        <text:list-item>
          <text:p text:style-name="P13">Einteilung in Block- und Stromchiffren</text:p>
        </text:list-item>
        <text:list-item>
          <text:p text:style-name="P13">großer Nachteil ist die Übertragung des Schlüssels =&gt; Lsg. Bei Hybrider Versch.</text:p>
        </text:list-item>
        <text:list-item>
          <text:p text:style-name="P15">Mehraufwand durch sichere Übertragung</text:p>
        </text:list-item>
        <text:list-item>
          <text:p text:style-name="P15">Geschwindigkeit ist sehr groß</text:p>
        </text:list-item>
      </text:list>
      <text:p text:style-name="P8"/>
      <text:p text:style-name="P6">2.2 Asymmetrische Verschlüsselung</text:p>
      <text:list xml:id="list7544915494649601380" text:style-name="L3">
        <text:list-item>
          <text:p text:style-name="P14">Jeder Teilnehmer hat einen eigenen Schlüssel</text:p>
        </text:list-item>
        <text:list-item>
          <text:p text:style-name="P14">Öffentlicher Schlüssel zum Verschlüsseln, <text:s/>und privater Schlüssel zum Entschlüsseln</text:p>
        </text:list-item>
        <text:list-item>
          <text:p text:style-name="P14">Einteilung in Schlüsselerzeugung , Verschlüsselung , Entschlüsselung</text:p>
        </text:list-item>
        <text:list-item>
          <text:p text:style-name="P16">große Sicherheit , nur bei großen Schlüsseln</text:p>
        </text:list-item>
        <text:list-item>
          <text:p text:style-name="P16">Algorithmus ist relativ langsam</text:p>
        </text:list-item>
      </text:list>
      <text:p text:style-name="P9"/>
      <text:p text:style-name="P5">2.3 Hybride Verschlüsselung</text:p>
      <text:list xml:id="list5354298777073561256" text:style-name="L4">
        <text:list-item>
          <text:p text:style-name="P17">Kombination der beiden anderen Verfahren</text:p>
        </text:list-item>
        <text:list-item>
          <text:p text:style-name="P17">Klartext wird symmetrisch verschlüsselt übertragen</text:p>
        </text:list-item>
        <text:list-item>
          <text:p text:style-name="P17">Schlüssel wird asymmetrisch verschlüsselt übertragen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5">3.Vorstellung zweier Verfahren</text:p>
      <text:p text:style-name="P5"><text:soft-page-break/></text:p>
      <text:p text:style-name="P5">3.1 Vigenère</text:p>
      <text:list xml:id="list3672624249270778694" text:style-name="L5">
        <text:list-item>
          <text:p text:style-name="P19">Entstanden im 16.Jh , erfunden durch Blaise de Vigenère</text:p>
        </text:list-item>
        <text:list-item>
          <text:p text:style-name="P19">Stromchiffre, <text:s/>Geheimtextbuchstabe wird mittels Kreuzungspunkt aus Schlüsselbuchstabe und Klartextbuchstabe , im Vigenère-Quadrat ermitte<text:span text:style-name="T1">l</text:span>t</text:p>
        </text:list-item>
        <text:list-item>
          <text:p text:style-name="P19">Ist der Schlüssel kürzer als der Klartext , wird er so oft aneinander gehangen, bis es reicht</text:p>
        </text:list-item>
        <text:list-item>
          <text:p text:style-name="P19"><text:s/>Beispiel : </text:p>
          <text:list>
            <text:list-item>
              <text:p text:style-name="P19">Klartext : „WEIHNACHTEN“</text:p>
            </text:list-item>
            <text:list-item>
              <text:p text:style-name="P19">Schlüssel: „FERIEN“</text:p>
            </text:list-item>
            <text:list-item>
              <text:p text:style-name="P20">Geheimtext : „BIZPRNHLKMR“</text:p>
            </text:list-item>
          </text:list>
        </text:list-item>
      </text:list>
      <text:p text:style-name="P24">3.2 RSA</text:p>
      <text:list xml:id="list435277212780114617" text:style-name="L6">
        <text:list-item>
          <text:p text:style-name="P26"><text:span text:style-name="T3">E</text:span><text:span text:style-name="T2">ines der sichersten Methoden weltweit, trotz das es da erste „erfunde“ ist</text:span></text:p>
        </text:list-item>
        <text:list-item>
          <text:p text:style-name="P21">Erfunden von Ronald Rivest , Adi Shamir, und Max Adleman</text:p>
        </text:list-item>
        <text:list-item>
          <text:p text:style-name="P22">Schlüsselerzeugung , Ver-und Entschlüsselung <text:s/>geschieht durch komplexe mathematische Verfahren</text:p>
        </text:list-item>
      </text:list>
      <text:p text:style-name="P24"><text:line-break/>4.Eigenleistung</text:p>
      <text:list xml:id="list6508725734816224124" text:style-name="L7">
        <text:list-item>
          <text:p text:style-name="P27"><text:span text:style-name="T3">E</text:span><text:span text:style-name="T2">ntwicklung eines Programms in der Programmiersprache „Java“</text:span></text:p>
        </text:list-item>
        <text:list-item>
          <text:p text:style-name="P23">Mit Hilfe des Programms, kann drei Verfahren testen</text:p>
        </text:list-item>
        <text:list-item>
          <text:p text:style-name="P23">Framework „JavaFX“ , Programme „JavaFX Scene Builder 2.0“ und IDE „IntelliJ“</text:p>
        </text:list-item>
      </text:list>
      <text:p text:style-name="P25">5.Fazit</text:p>
      <text:list xml:id="list506512751321527529" text:style-name="L8">
        <text:list-item>
          <text:p text:style-name="P18">Verschlüsselung ist essentiell (WhatsApp, Facebook , Deutsche Bank , Mercedes)</text:p>
        </text:list-item>
        <text:list-item>
          <text:p text:style-name="P18">stetig wird an Verbesserungen gearbeiet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21:23:24.312000000</meta:creation-date>
    <meta:editing-duration>PT1M59S</meta:editing-duration>
    <meta:editing-cycles>2</meta:editing-cycles>
    <meta:generator>LibreOffice/5.2.5.1$Windows_x86 LibreOffice_project/0312e1a284a7d50ca85a365c316c7abbf20a4d22</meta:generator>
    <dc:date>2017-12-21T21:25:22.272000000</dc:date>
    <meta:document-statistic meta:table-count="0" meta:image-count="0" meta:object-count="0" meta:page-count="2" meta:paragraph-count="45" meta:word-count="326" meta:character-count="2264" meta:non-whitespace-character-count="2011"/>
  </office:meta>
</office:document-meta>
</file>